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text:line-break/>Aquí tienes el <text:span text:style-name="Strong_20_Emphasis">bloque 2</text:span> del laboratorio del <text:span text:style-name="Strong_20_Emphasis">Capítulo 14: Potencia</text:span>, titulado <text:span text:style-name="Strong_20_Emphasis">“Comparación con la máquina de Turing”</text:span>.<text:line-break/>Mantiene el tono analítico del laboratorio y desarrolla el contraste técnico entre ambos sistemas de cálculo:</text:p>
      <text:p text:style-name="Horizontal_20_Line"/>
      <text:h text:style-name="Heading_20_3" text:outline-level="3">2. Comparación con la máquina de Turing</text:h>
      <text:p text:style-name="Text_20_body">Para evaluar la potencia de cálculo de la máquina de la vida, es necesario compararla con el modelo teórico de referencia: la <text:span text:style-name="Strong_20_Emphasis">máquina de Turing</text:span>. Este modelo constituye la base conceptual sobre la que se edifican todas las computadoras modernas y define con precisión qué significa <text:span text:style-name="Emphasis">calcular</text:span>.</text:p>
      <text:p text:style-name="Text_20_body">Una máquina de Turing es un sistema <text:span text:style-name="Strong_20_Emphasis">determinista y secuencial</text:span>, compuesto por una cinta infinita dividida en celdas, un cabezal lector/escritor que se desplaza sobre ella, y una tabla finita de reglas que determinan, en cada paso, qué debe hacer el sistema: leer, escribir, desplazarse o detenerse. Su potencia se mide en términos de los <text:span text:style-name="Strong_20_Emphasis">problemas lógicos</text:span> que puede resolver mediante una secuencia de operaciones definidas. Toda computadora digital, en última instancia, es una implementación física de este principio: un procesador que ejecuta una lista de instrucciones sobre una memoria de datos.</text:p>
      <text:p text:style-name="Text_20_body">La máquina de la vida, en cambio, no es <text:span text:style-name="Strong_20_Emphasis">secuencial</text:span>, sino <text:span text:style-name="Strong_20_Emphasis">masivamente paralela</text:span>. No consta de un único procesador que actúa sobre una cinta de memoria, sino de una multitud de procesadores (los individuos) que ejecutan, cada uno, su propio ciclo de vida. Cada individuo posee su propio conjunto de datos (ADN) y su propio mecanismo reproductivo, que genera nuevas copias modificadas de esos datos. En conjunto, el sistema se comporta como una red dinámica de millones de nodos autónomos, cada uno con la capacidad de transformar información y transmitirla a la siguiente generación.</text:p>
      <text:p text:style-name="Text_20_body">Desde la perspectiva del cálculo, esta diferencia es fundamental.<text:line-break/>En la máquina de Turing, cada paso de cómputo está ligado al <text:span text:style-name="Strong_20_Emphasis">tiempo secuencial</text:span>: un único hilo de ejecución avanza una instrucción a la vez. En la máquina de la vida, cada generación representa un <text:span text:style-name="Strong_20_Emphasis">salto colectivo de cómputo</text:span>: millones de operaciones se ejecutan simultáneamente, y el resultado global del sistema es la suma de todas ellas. Si comparamos ambos sistemas, podemos decir que:</text:p>
      <text:list xml:id="list1775253642" text:style-name="L1">
        <text:list-item>
          <text:p text:style-name="P1">La máquina de Turing opera <text:span text:style-name="Strong_20_Emphasis">en serie</text:span>; la vida opera <text:span text:style-name="Strong_20_Emphasis">en paralelo</text:span>.</text:p>
        </text:list-item>
        <text:list-item>
          <text:p text:style-name="P1">La máquina de Turing <text:span text:style-name="Strong_20_Emphasis">depende de una instrucción centralizada</text:span>; la vida <text:span text:style-name="Strong_20_Emphasis">distribuye el control</text:span> en cada uno de sus individuos.</text:p>
        </text:list-item>
        <text:list-item>
          <text:p text:style-name="P1">La máquina de Turing <text:span text:style-name="Strong_20_Emphasis">conserva el estado</text:span> de forma rígida; la vida <text:span text:style-name="Strong_20_Emphasis">modifica su propio estado</text:span> en cada reproducción.</text:p>
        </text:list-item>
        <text:list-item>
          <text:p text:style-name="P1">La máquina de Turing <text:span text:style-name="Strong_20_Emphasis">procesa datos externos</text:span>; la vida <text:span text:style-name="Strong_20_Emphasis">procesa su propia estructura</text:span>.</text:p>
        </text:list-item>
      </text:list>
      <text:p text:style-name="Text_20_body">Esta última diferencia —el hecho de que la vida se procese a sí misma— la sitúa fuera del dominio clásico de las máquinas de Turing.<text:line-break/>Mientras la máquina de Turing manipula símbolos sobre una cinta pasiva, la máquina de la vida manipula su propio código, reescribiendo constantemente su programa a medida que calcula. No solo <text:soft-page-break/>procesa información: <text:span text:style-name="Strong_20_Emphasis">se transforma a sí misma durante el cálculo</text:span>.<text:line-break/>Esa característica la convierte en un sistema <text:span text:style-name="Strong_20_Emphasis">auto-modificable</text:span>, y por tanto, en un sistema <text:span text:style-name="Strong_20_Emphasis">no equivalente</text:span> a una máquina de Turing clásica.</text:p>
      <text:p text:style-name="Text_20_body">Dicho de otro modo: la vida no ejecuta un algoritmo predefinido, sino que <text:span text:style-name="Strong_20_Emphasis">genera nuevos algoritmos</text:span> con cada generación. El método de cálculo no está fijado desde el inicio, sino que evoluciona junto con los datos.<text:line-break/>El proceso de reproducción —en el que el ADN se copia con variaciones— es, en términos lógicos, una <text:span text:style-name="Strong_20_Emphasis">función de segundo orden</text:span>, capaz de transformar no solo resultados, sino también reglas de transformación.<text:line-break/>Por eso podemos afirmar que la vida no solo resuelve problemas, sino que <text:span text:style-name="Strong_20_Emphasis">descubre nuevos métodos de resolución</text:span>.</text:p>
      <text:p text:style-name="Text_20_body">Desde esta perspectiva, la máquina de la vida no puede ser simulada completamente por una máquina de Turing sin perder parte esencial de su naturaleza: el dinamismo evolutivo.<text:line-break/>Una máquina de Turing podría describir el proceso de la vida, pero no <text:span text:style-name="Emphasis">ser</text:span> la vida, del mismo modo que un mapa puede describir un territorio, pero no reproducirlo.</text:p>
      <text:p text:style-name="Horizontal_20_Line"/>
      <text:p text:style-name="Text_20_body">¿Quieres que continúe con el <text:span text:style-name="Strong_20_Emphasis">bloque 3 (“Análisis de la potencia de cálculo”)</text:span>, donde se medirá la capacidad absoluta del sistema —el número de operaciones, estados y combinaciones posibles—, o prefieres que antes pulamos este texto un poco más (por ejemplo, ajustando el tono o añadiendo ejemplo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02T17:40:12.739000000</meta:creation-date>
    <dc:date>2025-11-02T17:52:24.583000000</dc:date>
    <meta:editing-duration>PT2M1S</meta:editing-duration>
    <meta:editing-cycles>1</meta:editing-cycles>
    <meta:document-statistic meta:table-count="0" meta:image-count="0" meta:object-count="0" meta:page-count="2" meta:paragraph-count="14" meta:word-count="695" meta:character-count="4272" meta:non-whitespace-character-count="3596"/>
    <meta:generator>LibreOffice/7.3.5.2$Windows_X86_64 LibreOffice_project/184fe81b8c8c30d8b5082578aee2fed2ea847c01</meta:generator>
  </office:meta>
</office:document-meta>
</file>